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762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3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0">
            <text:p>5月30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>
            <text:p>詳細画面表示</text:p>
          </table:table-cell>
          <table:table-cell table:style-name="ce2" office:value-type="string">
            <text:p>読売ジャイアンツの詳細ページ表示</text:p>
          </table:table-cell>
          <table:table-cell table:style-name="ce2" office:value-type="string">
            <text:p>“”をブラウザに打ち込み、野球チーム一覧画面を表示させる</text:p>
          </table:table-cell>
          <table:table-cell table:style-name="ce4" office:value-type="string">
            <text:p>読売ジャイアンツをクリック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3">
          <table:table-cell/>
          <table:table-cell table:style-name="ce2" office:value-type="string">
            <text:p>東京ヤクルトスワローズの詳細ページ表示</text:p>
          </table:table-cell>
          <table:table-cell table:style-name="ce2" office:value-type="string">
            <text:p>“”をブラウザに打ち込み、野球チーム一覧画面を表示させる</text:p>
          </table:table-cell>
          <table:table-cell table:style-name="ce4" office:value-type="string">
            <text:p>東京ヤクルトスワローズをクリック</text:p>
          </table:table-cell>
          <table:table-cell table:style-name="ce2" office:value-type="string">
            <text:p>東京ヤクルトスワローズ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table-cell table:number-columns-repeated="2" table:style-name="ce2" office:value-type="string">
            <text:p>野球チーム一覧画面へ戻る</text:p>
          </table:table-cell>
          <table:table-cell table:style-name="ce2" office:value-type="string">
            <text:p>読売ジャイアンツの詳細ページが表示されている</text:p>
          </table:table-cell>
          <table:table-cell table:style-name="ce2" office:value-type="string">
            <text:p>戻るボタンをクリック</text:p>
          </table:table-cell>
          <table:table-cell table:style-name="ce2" office:value-type="string">
            <text:p>野球チーム一覧画面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4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4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4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4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4" table:number-rows-repeated="993">
          <table:table-cell table:style-name="ce1" table:number-columns-repeated="28"/>
          <table:table-cell table:number-columns-repeated="996"/>
        </table:table-row>
        <table:table-row table:style-name="ro4" table:number-rows-repeated="1047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2019/05/31</text:date>, <text:time>10:0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杉田 龍兵</meta:initial-creator>
    <meta:creation-date>2019-05-31T09:56:41.78</meta:creation-date>
    <dc:date>2019-05-31T10:08:35.67</dc:date>
    <dc:creator>杉田 龍兵</dc:creator>
    <meta:editing-duration>PT11M56S</meta:editing-duration>
    <meta:editing-cycles>1</meta:editing-cycles>
    <meta:document-statistic meta:table-count="3" meta:cell-count="25" meta:object-count="0"/>
    <meta:generator>OpenOffice/4.1.5$Win32 OpenOffice.org_project/415m1$Build-9789</meta:generator>
  </office:meta>
</office:document-meta>
</file>